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oupable.getAccredit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Groupable.get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oupable.removeFromAll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Groupable.addedToGroup( 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Groupable.removedFromGroup( 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Groupable.AbstractGroupable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